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4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eavy write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writ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076" calcext:value-type="float">
            <text:p>2076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7532" calcext:value-type="float">
            <text:p>7532</text:p>
          </table:table-cell>
          <table:table-cell table:style-name="ce1" office:value-type="float" office:value="346.358225258184" calcext:value-type="float">
            <text:p>346.35822525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.7128829555268" calcext:value-type="float">
            <text:p>47.7128829555</text:p>
          </table:table-cell>
          <table:table-cell table:style-name="ce1" office:value-type="float" office:value="8.80638171737751" calcext:value-type="float">
            <text:p>8.8063817174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076" calcext:value-type="float">
            <text:p>2076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7532" calcext:value-type="float">
            <text:p>7532</text:p>
          </table:table-cell>
          <table:table-cell table:style-name="ce1" office:value-type="float" office:value="346.358225258184" calcext:value-type="float">
            <text:p>346.35822525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.7128829555268" calcext:value-type="float">
            <text:p>47.7128829555</text:p>
          </table:table-cell>
          <table:table-cell table:style-name="ce1" office:value-type="float" office:value="8.80638171737751" calcext:value-type="float">
            <text:p>8.8063817174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100-0.01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writ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233" calcext:value-type="float">
            <text:p>223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35" calcext:value-type="float">
            <text:p>7535</text:p>
          </table:table-cell>
          <table:table-cell table:style-name="ce1" office:value-type="float" office:value="478.776259505409" calcext:value-type="float">
            <text:p>478.7762595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.4211480201494" calcext:value-type="float">
            <text:p>44.4211480201</text:p>
          </table:table-cell>
          <table:table-cell table:style-name="ce1" office:value-type="float" office:value="8.19882517168774" calcext:value-type="float">
            <text:p>8.1988251717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233" calcext:value-type="float">
            <text:p>223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535" calcext:value-type="float">
            <text:p>7535</text:p>
          </table:table-cell>
          <table:table-cell table:style-name="ce1" office:value-type="float" office:value="478.776259505409" calcext:value-type="float">
            <text:p>478.7762595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.4211480201494" calcext:value-type="float">
            <text:p>44.4211480201</text:p>
          </table:table-cell>
          <table:table-cell table:style-name="ce1" office:value-type="float" office:value="8.19882517168774" calcext:value-type="float">
            <text:p>8.1988251717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writ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489" calcext:value-type="float">
            <text:p>2489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716" calcext:value-type="float">
            <text:p>7716</text:p>
          </table:table-cell>
          <table:table-cell table:style-name="ce1" office:value-type="float" office:value="699.427678236504" calcext:value-type="float">
            <text:p>699.42767823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074678844652" calcext:value-type="float">
            <text:p>39.9074678845</text:p>
          </table:table-cell>
          <table:table-cell table:style-name="ce1" office:value-type="float" office:value="7.36573381851946" calcext:value-type="float">
            <text:p>7.3657338185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489" calcext:value-type="float">
            <text:p>2489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716" calcext:value-type="float">
            <text:p>7716</text:p>
          </table:table-cell>
          <table:table-cell table:style-name="ce1" office:value-type="float" office:value="699.427678236504" calcext:value-type="float">
            <text:p>699.42767823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9074678844652" calcext:value-type="float">
            <text:p>39.9074678845</text:p>
          </table:table-cell>
          <table:table-cell table:style-name="ce1" office:value-type="float" office:value="7.36573381851946" calcext:value-type="float">
            <text:p>7.3657338185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writ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913" calcext:value-type="float">
            <text:p>29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590" calcext:value-type="float">
            <text:p>8590</text:p>
          </table:table-cell>
          <table:table-cell table:style-name="ce1" office:value-type="float" office:value="976.662241952142" calcext:value-type="float">
            <text:p>976.66224195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1040565922715" calcext:value-type="float">
            <text:p>34.1040565923</text:p>
          </table:table-cell>
          <table:table-cell table:style-name="ce1" office:value-type="float" office:value="6.29459638275324" calcext:value-type="float">
            <text:p>6.2945963828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913" calcext:value-type="float">
            <text:p>29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590" calcext:value-type="float">
            <text:p>8590</text:p>
          </table:table-cell>
          <table:table-cell table:style-name="ce1" office:value-type="float" office:value="976.662241952142" calcext:value-type="float">
            <text:p>976.66224195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1040565922715" calcext:value-type="float">
            <text:p>34.1040565923</text:p>
          </table:table-cell>
          <table:table-cell table:style-name="ce1" office:value-type="float" office:value="6.29459638275324" calcext:value-type="float">
            <text:p>6.2945963828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writ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256" calcext:value-type="float">
            <text:p>325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9725" calcext:value-type="float">
            <text:p>9725</text:p>
          </table:table-cell>
          <table:table-cell table:style-name="ce1" office:value-type="float" office:value="1203.40183752625" calcext:value-type="float">
            <text:p>1203.40183752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5288699311391" calcext:value-type="float">
            <text:p>30.5288699311</text:p>
          </table:table-cell>
          <table:table-cell table:style-name="ce1" office:value-type="float" office:value="5.63472306346219" calcext:value-type="float">
            <text:p>5.6347230635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256" calcext:value-type="float">
            <text:p>325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9725" calcext:value-type="float">
            <text:p>9725</text:p>
          </table:table-cell>
          <table:table-cell table:style-name="ce1" office:value-type="float" office:value="1203.40183752625" calcext:value-type="float">
            <text:p>1203.40183752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5288699311391" calcext:value-type="float">
            <text:p>30.5288699311</text:p>
          </table:table-cell>
          <table:table-cell table:style-name="ce1" office:value-type="float" office:value="5.63472306346219" calcext:value-type="float">
            <text:p>5.6347230635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eavy read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read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929" calcext:value-type="float">
            <text:p>292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7090" calcext:value-type="float">
            <text:p>7090</text:p>
          </table:table-cell>
          <table:table-cell table:style-name="ce1" office:value-type="float" office:value="790.293423349675" calcext:value-type="float">
            <text:p>790.29342334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6855721325999" calcext:value-type="float">
            <text:p>33.6855721326</text:p>
          </table:table-cell>
          <table:table-cell table:style-name="ce1" office:value-type="float" office:value="26.430752569367" calcext:value-type="float">
            <text:p>26.4307525694</text:p>
          </table:table-cell>
          <table:table-cell table:style-name="ce1" office:value-type="float" office:value="803.4624" calcext:value-type="float">
            <text:p>803.4624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929" calcext:value-type="float">
            <text:p>292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7090" calcext:value-type="float">
            <text:p>7090</text:p>
          </table:table-cell>
          <table:table-cell table:style-name="ce1" office:value-type="float" office:value="790.293423349675" calcext:value-type="float">
            <text:p>790.29342334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6855721325999" calcext:value-type="float">
            <text:p>33.6855721326</text:p>
          </table:table-cell>
          <table:table-cell table:style-name="ce1" office:value-type="float" office:value="26.430752569367" calcext:value-type="float">
            <text:p>26.4307525694</text:p>
          </table:table-cell>
          <table:table-cell table:style-name="ce1" office:value-type="float" office:value="803.4624" calcext:value-type="float">
            <text:p>803.462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read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041" calcext:value-type="float">
            <text:p>404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22" calcext:value-type="float">
            <text:p>9622</text:p>
          </table:table-cell>
          <table:table-cell table:style-name="ce1" office:value-type="float" office:value="1362.12804942383" calcext:value-type="float">
            <text:p>1362.12804942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5554240476179" calcext:value-type="float">
            <text:p>24.5554240476</text:p>
          </table:table-cell>
          <table:table-cell table:style-name="ce1" office:value-type="float" office:value="19.3999600130266" calcext:value-type="float">
            <text:p>19.399960013</text:p>
          </table:table-cell>
          <table:table-cell table:style-name="ce1" office:value-type="float" office:value="809.009" calcext:value-type="float">
            <text:p>809.00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041" calcext:value-type="float">
            <text:p>404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622" calcext:value-type="float">
            <text:p>9622</text:p>
          </table:table-cell>
          <table:table-cell table:style-name="ce1" office:value-type="float" office:value="1362.12804942383" calcext:value-type="float">
            <text:p>1362.12804942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5554240476179" calcext:value-type="float">
            <text:p>24.5554240476</text:p>
          </table:table-cell>
          <table:table-cell table:style-name="ce1" office:value-type="float" office:value="19.3999600130266" calcext:value-type="float">
            <text:p>19.399960013</text:p>
          </table:table-cell>
          <table:table-cell table:style-name="ce1" office:value-type="float" office:value="809.009" calcext:value-type="float">
            <text:p>809.0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read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5324" calcext:value-type="float">
            <text:p>5324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442" calcext:value-type="float">
            <text:p>12442</text:p>
          </table:table-cell>
          <table:table-cell table:style-name="ce1" office:value-type="float" office:value="2155.61674297553" calcext:value-type="float">
            <text:p>2155.61674297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.6901680993719" calcext:value-type="float">
            <text:p>18.6901680994</text:p>
          </table:table-cell>
          <table:table-cell table:style-name="ce1" office:value-type="float" office:value="14.799921555807" calcext:value-type="float">
            <text:p>14.7999215558</text:p>
          </table:table-cell>
          <table:table-cell table:style-name="ce1" office:value-type="float" office:value="810.860533333333" calcext:value-type="float">
            <text:p>810.860533333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5324" calcext:value-type="float">
            <text:p>5324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442" calcext:value-type="float">
            <text:p>12442</text:p>
          </table:table-cell>
          <table:table-cell table:style-name="ce1" office:value-type="float" office:value="2155.61674297553" calcext:value-type="float">
            <text:p>2155.61674297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.6901680993719" calcext:value-type="float">
            <text:p>18.6901680994</text:p>
          </table:table-cell>
          <table:table-cell table:style-name="ce1" office:value-type="float" office:value="14.799921555807" calcext:value-type="float">
            <text:p>14.7999215558</text:p>
          </table:table-cell>
          <table:table-cell table:style-name="ce1" office:value-type="float" office:value="810.860533333333" calcext:value-type="float">
            <text:p>810.8605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read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6139" calcext:value-type="float">
            <text:p>6139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4072" calcext:value-type="float">
            <text:p>14072</text:p>
          </table:table-cell>
          <table:table-cell table:style-name="ce1" office:value-type="float" office:value="2545.11987006042" calcext:value-type="float">
            <text:p>2545.11987006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2336542320934" calcext:value-type="float">
            <text:p>16.2336542321</text:p>
          </table:table-cell>
          <table:table-cell table:style-name="ce1" office:value-type="float" office:value="12.8693260968776" calcext:value-type="float">
            <text:p>12.8693260969</text:p>
          </table:table-cell>
          <table:table-cell table:style-name="ce1" office:value-type="float" office:value="811.7821" calcext:value-type="float">
            <text:p>811.7821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6139" calcext:value-type="float">
            <text:p>6139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4072" calcext:value-type="float">
            <text:p>14072</text:p>
          </table:table-cell>
          <table:table-cell table:style-name="ce1" office:value-type="float" office:value="2545.11987006042" calcext:value-type="float">
            <text:p>2545.11987006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2336542320934" calcext:value-type="float">
            <text:p>16.2336542321</text:p>
          </table:table-cell>
          <table:table-cell table:style-name="ce1" office:value-type="float" office:value="12.8693260968776" calcext:value-type="float">
            <text:p>12.8693260969</text:p>
          </table:table-cell>
          <table:table-cell table:style-name="ce1" office:value-type="float" office:value="811.7821" calcext:value-type="float">
            <text:p>811.78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read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6512" calcext:value-type="float">
            <text:p>651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5050" calcext:value-type="float">
            <text:p>15050</text:p>
          </table:table-cell>
          <table:table-cell table:style-name="ce1" office:value-type="float" office:value="2391.39440704184" calcext:value-type="float">
            <text:p>2391.39440704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.3111970171338" calcext:value-type="float">
            <text:p>15.3111970171</text:p>
          </table:table-cell>
          <table:table-cell table:style-name="ce1" office:value-type="float" office:value="12.1463187652653" calcext:value-type="float">
            <text:p>12.1463187653</text:p>
          </table:table-cell>
          <table:table-cell table:style-name="ce1" office:value-type="float" office:value="812.3356" calcext:value-type="float">
            <text:p>812.3356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6512" calcext:value-type="float">
            <text:p>651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5050" calcext:value-type="float">
            <text:p>15050</text:p>
          </table:table-cell>
          <table:table-cell table:style-name="ce1" office:value-type="float" office:value="2391.39440704184" calcext:value-type="float">
            <text:p>2391.39440704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.3111970171338" calcext:value-type="float">
            <text:p>15.3111970171</text:p>
          </table:table-cell>
          <table:table-cell table:style-name="ce1" office:value-type="float" office:value="12.1463187652653" calcext:value-type="float">
            <text:p>12.1463187653</text:p>
          </table:table-cell>
          <table:table-cell table:style-name="ce1" office:value-type="float" office:value="812.3356" calcext:value-type="float">
            <text:p>812.335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eavy updat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writ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887" calcext:value-type="float">
            <text:p>5887</text:p>
          </table:table-cell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11107" calcext:value-type="float">
            <text:p>11107</text:p>
          </table:table-cell>
          <table:table-cell table:style-name="ce1" office:value-type="float" office:value="1761.41167839179" calcext:value-type="float">
            <text:p>1761.41167839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9188133821046" calcext:value-type="float">
            <text:p>16.9188133821</text:p>
          </table:table-cell>
          <table:table-cell table:style-name="ce1" office:value-type="float" office:value="2.97401016482308" calcext:value-type="float">
            <text:p>2.9740101648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887" calcext:value-type="float">
            <text:p>5887</text:p>
          </table:table-cell>
          <table:table-cell table:style-name="ce1" office:value-type="float" office:value="895" calcext:value-type="float">
            <text:p>895</text:p>
          </table:table-cell>
          <table:table-cell table:style-name="ce1" office:value-type="float" office:value="11107" calcext:value-type="float">
            <text:p>11107</text:p>
          </table:table-cell>
          <table:table-cell table:style-name="ce1" office:value-type="float" office:value="1761.41167839179" calcext:value-type="float">
            <text:p>1761.41167839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9188133821046" calcext:value-type="float">
            <text:p>16.9188133821</text:p>
          </table:table-cell>
          <table:table-cell table:style-name="ce1" office:value-type="float" office:value="2.97401016482308" calcext:value-type="float">
            <text:p>2.9740101648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writ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3479" calcext:value-type="float">
            <text:p>13479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29639" calcext:value-type="float">
            <text:p>29639</text:p>
          </table:table-cell>
          <table:table-cell table:style-name="ce1" office:value-type="float" office:value="7661.88804624362" calcext:value-type="float">
            <text:p>7661.88804624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.40131365916136" calcext:value-type="float">
            <text:p>7.4013136592</text:p>
          </table:table-cell>
          <table:table-cell table:style-name="ce1" office:value-type="float" office:value="1.30101216664946" calcext:value-type="float">
            <text:p>1.3010121666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3479" calcext:value-type="float">
            <text:p>13479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29639" calcext:value-type="float">
            <text:p>29639</text:p>
          </table:table-cell>
          <table:table-cell table:style-name="ce1" office:value-type="float" office:value="7661.88804624362" calcext:value-type="float">
            <text:p>7661.88804624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.40131365916136" calcext:value-type="float">
            <text:p>7.4013136592</text:p>
          </table:table-cell>
          <table:table-cell table:style-name="ce1" office:value-type="float" office:value="1.30101216664946" calcext:value-type="float">
            <text:p>1.3010121666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writ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8665" calcext:value-type="float">
            <text:p>18665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31403" calcext:value-type="float">
            <text:p>31403</text:p>
          </table:table-cell>
          <table:table-cell table:style-name="ce1" office:value-type="float" office:value="7185.92575228049" calcext:value-type="float">
            <text:p>7185.92575228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34912013214466" calcext:value-type="float">
            <text:p>5.3491201321</text:p>
          </table:table-cell>
          <table:table-cell table:style-name="ce1" office:value-type="float" office:value="0.940275023228554" calcext:value-type="float">
            <text:p>0.9402750232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8665" calcext:value-type="float">
            <text:p>18665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31403" calcext:value-type="float">
            <text:p>31403</text:p>
          </table:table-cell>
          <table:table-cell table:style-name="ce1" office:value-type="float" office:value="7185.92575228049" calcext:value-type="float">
            <text:p>7185.92575228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34912013214466" calcext:value-type="float">
            <text:p>5.3491201321</text:p>
          </table:table-cell>
          <table:table-cell table:style-name="ce1" office:value-type="float" office:value="0.940275023228554" calcext:value-type="float">
            <text:p>0.9402750232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n_writ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1142" calcext:value-type="float">
            <text:p>21142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4015" calcext:value-type="float">
            <text:p>34015</text:p>
          </table:table-cell>
          <table:table-cell table:style-name="ce1" office:value-type="float" office:value="6265.48169307196" calcext:value-type="float">
            <text:p>6265.4816930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7246006649403" calcext:value-type="float">
            <text:p>4.7246006649</text:p>
          </table:table-cell>
          <table:table-cell table:style-name="ce1" office:value-type="float" office:value="0.830496210634037" calcext:value-type="float">
            <text:p>0.8304962106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1142" calcext:value-type="float">
            <text:p>21142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4015" calcext:value-type="float">
            <text:p>34015</text:p>
          </table:table-cell>
          <table:table-cell table:style-name="ce1" office:value-type="float" office:value="6265.48169307196" calcext:value-type="float">
            <text:p>6265.4816930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7246006649403" calcext:value-type="float">
            <text:p>4.7246006649</text:p>
          </table:table-cell>
          <table:table-cell table:style-name="ce1" office:value-type="float" office:value="0.830496210634037" calcext:value-type="float">
            <text:p>0.8304962106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write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update 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47.7128829555268" calcext:value-type="float">
            <text:p>47.7128829555</text:p>
          </table:table-cell>
          <table:table-cell table:style-name="ce1" office:value-type="float" office:value="33.6855721325999" calcext:value-type="float">
            <text:p>33.6855721326</text:p>
          </table:table-cell>
          <table:table-cell table:style-name="ce1" office:value-type="float" office:value="16.9188133821046" calcext:value-type="float">
            <text:p>16.918813382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44.4211480201494" calcext:value-type="float">
            <text:p>44.4211480201</text:p>
          </table:table-cell>
          <table:table-cell table:style-name="ce1" office:value-type="float" office:value="24.5554240476179" calcext:value-type="float">
            <text:p>24.5554240476</text:p>
          </table:table-cell>
          <table:table-cell table:style-name="ce1" office:value-type="float" office:value="7.40131365916136" calcext:value-type="float">
            <text:p>7.4013136592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39.9074678844652" calcext:value-type="float">
            <text:p>39.9074678845</text:p>
          </table:table-cell>
          <table:table-cell table:style-name="ce1" office:value-type="float" office:value="18.6901680993719" calcext:value-type="float">
            <text:p>18.6901680994</text:p>
          </table:table-cell>
          <table:table-cell table:style-name="ce1" office:value-type="float" office:value="5.34912013214466" calcext:value-type="float">
            <text:p>5.3491201321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float" office:value="34.1040565922715" calcext:value-type="float">
            <text:p>34.1040565923</text:p>
          </table:table-cell>
          <table:table-cell table:style-name="ce1" office:value-type="float" office:value="16.2336542320934" calcext:value-type="float">
            <text:p>16.2336542321</text:p>
          </table:table-cell>
          <table:table-cell table:style-name="ce1" office:value-type="float" office:value="4.7246006649403" calcext:value-type="float">
            <text:p>4.7246006649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30.5288699311391" calcext:value-type="float">
            <text:p>30.5288699311</text:p>
          </table:table-cell>
          <table:table-cell table:style-name="ce1" office:value-type="float" office:value="15.3111970171338" calcext:value-type="float">
            <text:p>15.311197017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 style:data-style-name="N2" text:time-value="11:02:30.251006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20:20:43.416084205</meta:creation-date>
    <meta:generator>LibreOffice/4.2.6.3$Linux_x86 LibreOffice_project/420m0$Build-3</meta:generator>
    <dc:date>2014-09-12T11:06:02.034760620</dc:date>
    <meta:editing-duration>PT17H7M37S</meta:editing-duration>
    <meta:editing-cycles>20</meta:editing-cycles>
    <meta:document-statistic meta:table-count="1" meta:cell-count="319" meta:object-count="0"/>
  </office:meta>
</office:document-meta>
</file>